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RequestInterceptor.afterCompletion( NativeWebRequest request ,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questInterceptor.closeEntity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yncRequestInterceptor.handleError( NativeWebRequest request , Callable &lt; T &gt; task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RequestInterceptor.preProcess( NativeWebRequest request ,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questInterceptor.handleTimeout( NativeWebRequest request ,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RequestInterceptor.AsyncRequestInterceptor( EntityManagerFactory emFactory , EntityManagerHolder em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RequestInterceptor.afterCompletion( NativeWebRequest request , DeferredResult &lt; T &gt; deferred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questInterceptor.postProcess( NativeWebRequest request , Callable &lt; T &gt; task , Object concurrent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questInterceptor.handleError( NativeWebRequest request , DeferredResult &lt; T &gt; deferredResult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RequestInterceptor.bindEnt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yncRequestInterceptor.handleTimeout( NativeWebRequest request , DeferredResult &lt; T &gt; deferred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